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07e9653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0825d2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9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10" style:family="paragraph" style:parent-style-name="Footnote" style:master-page-name="Standard">
      <loext:graphic-properties draw:fill-gradient-name="gradient" draw:fill-hatch-name="hatch"/>
      <style:paragraph-properties style:page-number="26" fo:break-before="auto" fo:break-after="auto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6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T1" style:family="text">
      <style:text-properties style:font-name="Great Vibes" fo:font-size="36pt" officeooo:rsid="0065bb0c" style:font-size-asian="36pt" style:font-size-complex="36pt"/>
    </style:style>
    <style:style style:name="T2" style:family="text">
      <style:text-properties style:font-name="Great Vibes" fo:font-size="36pt" officeooo:rsid="007e9653" style:font-size-asian="36pt" style:font-size-complex="36pt"/>
    </style:style>
    <style:style style:name="T3" style:family="text">
      <style:text-properties officeooo:rsid="0065bb0c"/>
    </style:style>
    <style:style style:name="T4" style:family="text">
      <style:text-properties officeooo:rsid="007e9653"/>
    </style:style>
    <style:style style:name="T5" style:family="text">
      <style:text-properties officeooo:rsid="00825d29"/>
    </style:style>
    <style:style style:name="T6" style:family="text">
      <style:text-properties style:font-name="Great Vibes1" fo:font-size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7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7.7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<draw:frame text:anchor-type="paragraph" draw:z-index="0" draw:name="Text Frame 1" draw:style-name="gr1" draw:text-style-name="P12" svg:width="5.8858in" svg:height="0.4886in" svg:x="0.0626in" svg:y="0.0528in"><draw:text-box><text:p text:style-name="P11"><text:span text:style-name="T6">👋 </text:span><text:span text:style-name="T6">Hello Everyone!</text:span></text:p></draw:text-box></draw:frame><draw:frame text:anchor-type="paragraph" draw:z-index="1" draw:name="Text Frame 2" draw:style-name="gr5" draw:text-style-name="P14" svg:width="5.8496in" svg:height="7.7961in" svg:x="0.1091in" svg:y="0.4016in"><draw:text-box><text:p text:style-name="P13"><text:span text:style-name="T7"/></text:p><text:p text:style-name="P13"><text:span text:style-name="T7">I'm excited to join this wonderful community. </text:span></text:p><text:p text:style-name="P13"><text:span text:style-name="T7">My name is Tony, and I'm passionate about books, science, computers, life, people and pizza.</text:span></text:p><text:p text:style-name="P13"><text:span text:style-name="T7"/></text:p><text:p text:style-name="P13"><text:span text:style-name="T7">I am now writing my first book and starting my adventure in this exciting world of publishing.</text:span></text:p><text:p text:style-name="P13"><text:span text:style-name="T7"/></text:p><text:p text:style-name="P13"><text:span text:style-name="T7">And I'm looking forward to connecting with </text:span></text:p><text:p text:style-name="P13"><text:span text:style-name="T7">fellow members, sharing insights, </text:span></text:p><text:p text:style-name="P13"><text:span text:style-name="T7">and learning from each other.</text:span></text:p><text:p text:style-name="P13"><text:span text:style-name="T7">Whether you're a seasoned expert or just starting out, I'd love to hear your thoughts and experiences!</text:span></text:p><text:p text:style-name="P13"><text:span text:style-name="T7"/></text:p><text:p text:style-name="P13"><text:span text:style-name="T7">To kick things off, I'd like to ask: </text:span></text:p><text:p text:style-name="P13"><text:span text:style-name="T7">how have you started?</text:span></text:p><text:p text:style-name="P13"><text:span text:style-name="T7">What are the keys to success?</text:span></text:p><text:p text:style-name="P13"><text:span text:style-name="T7"/></text:p><text:p text:style-name="P13"><text:span text:style-name="T7">Feel free to drop a comment or message me directly. Let's spark some meaningful conversations </text:span></text:p><text:p text:style-name="P13"><text:span text:style-name="T7">and make new friends along the way!</text:span></text:p><text:p text:style-name="P13"><text:span text:style-name="T7"/></text:p><text:p text:style-name="P13"><text:span text:style-name="T7">Looking forward to connecting with you all!</text:span></text:p><text:p text:style-name="P13"><text:span text:style-name="T7"/></text:p><text:p text:style-name="P1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ny Fabrico.</text:span></text:p></draw:text-box></draw:frame></text:p>
      <text:p text:style-name="P9"><draw:frame text:anchor-type="paragraph" draw:z-index="2" draw:name="Text Frame 4" draw:style-name="gr4" draw:text-style-name="P16" svg:width="5.9276in" svg:height="6.0622in" svg:x="0.0311in" svg:y="0.9228in"><draw:text-box><text:p/></draw:text-box></draw:frame></text:p>
      <text:p text:style-name="P6"><text:tab/></text:p>
      <text:p text:style-name="P4"/>
      <text:p text:style-name="P4"><draw:frame text:anchor-type="paragraph" draw:z-index="3" draw:name="Text Frame 3" draw:style-name="gr1" draw:text-style-name="P12" svg:width="5.8858in" svg:height="0.4886in" svg:x="0.0626in" svg:y="-0.2098in"><draw:text-box><text:p text:style-name="P11"><text:span text:style-name="T6">Introduccion</text:span></text:p></draw:text-box></draw:frame></text:p>
      <text:p text:style-name="P4"/>
      <text:p text:style-name="P4"/>
      <text:p text:style-name="P4"/>
      <text:p text:style-name="P4"><text:span text:style-name="T2"><text:tab/></text:span><text:span text:style-name="T1">A</text:span><text:span text:style-name="T3"> lo largo de los próximos capítulos, desarrollaremos un computador y lo pondremos a prueba.</text:span></text:p>
      <text:p text:style-name="P3"><text:span text:style-name="T4">Lo utilizaremos para realizar</text:span> un experimento que nos ayudara a entender un poco mejor lo que nosotros somos.</text:p>
      <text:p text:style-name="P3">Y espero que, nos ayude a desvelar algunos de los muchos misterios que rodean a la vida.</text:p>
      <text:p text:style-name="P3"/>
      <text:p text:style-name="P3"><draw:frame text:anchor-type="paragraph" draw:z-index="4" draw:name="Text Frame 5" draw:style-name="gr3" draw:text-style-name="P15" svg:width="5.9276in" svg:height="0.2406in" svg:x="0.0717in" svg:y="0.2008in"><draw:text-box><text:p/></draw:text-box></draw:frame></text:p>
      <text:p text:style-name="P3"/>
      <text:section text:style-name="Sect1" text:name="Section1">
        <text:p text:style-name="P5">El modelo de computador que voy a proponer no es electrónico como aquellos que utilizamos a diario<text:span text:style-name="T4">.</text:span></text:p>
        <text:p text:style-name="P5"/>
        <text:p text:style-name="P7"><text:span text:style-name="T4">P</text:span>odemos decir que se trata de un computador "biológico", </text:p>
        <text:p text:style-name="P7"><text:span text:style-name="T5"><text:tab/></text:span>ya que la maquina esta viva.</text:p>
      </text:section>
      <text:p text:style-name="P5"/>
      <text:p text:style-name="P5"/>
      <text:p text:style-name="P5"><draw:frame text:anchor-type="paragraph" draw:z-index="5" draw:name="Text Frame 6" draw:style-name="gr3" draw:text-style-name="P15" svg:width="5.9276in" svg:height="0.2406in" svg:x="0.0425in" svg:y="0.0189in"><draw:text-box><text:p/></draw:text-box></draw:frame></text:p>
      <text:p text:style-name="P5"/>
      <text:p text:style-name="P5"/>
      <text:p text:style-name="P3">Y aunque no disponemos de los recursos necesarios para crear vida en el laboratorio, podremos simularlo con abstracciones matemáticas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7" draw:style-name="gr2" draw:text-style-name="P14" svg:width="5.8496in" svg:height="7.1713in" svg:x="0.1091in" svg:y="1.0264in"><draw:text-box><text:p text:style-name="P13"><text:span text:style-name="T7"/></text:p><text:p text:style-name="P13"><text:span text:style-name="T7">I'm excited to join this wonderful community. </text:span></text:p><text:p text:style-name="P13"><text:span text:style-name="T7">My name is Tony, and I'm passionate about books, science, computers, life, people and pizza.</text:span></text:p><text:p text:style-name="P13"><text:span text:style-name="T7"/></text:p><text:p text:style-name="P13"><text:span text:style-name="T7">And I'm looking forward to connecting with </text:span></text:p><text:p text:style-name="P13"><text:span text:style-name="T7">fellow members, sharing insights,</text:span></text:p><text:p text:style-name="P13"><text:span text:style-name="T7">and learning from each other.</text:span></text:p><text:p text:style-name="P13"><text:span text:style-name="T7"/></text:p><text:p text:style-name="P13"><text:span text:style-name="T7"><text:s/></text:span><text:span text:style-name="T7">I'd love to hear your thoughts and experiences!</text:span></text:p><text:p text:style-name="P13"><text:span text:style-name="T7"/></text:p><text:p text:style-name="P13"><text:span text:style-name="T7">To kick things off, I'd like to ask: </text:span></text:p><text:p text:style-name="P13"><text:span text:style-name="T7">What are we ?</text:span></text:p><text:p text:style-name="P13"><text:span text:style-name="T7">Why are we here?</text:span></text:p><text:p text:style-name="P13"><text:span text:style-name="T7"/></text:p><text:p text:style-name="P13"><text:span text:style-name="T7">Feel free to drop a comment or message me directly. Let's spark some meaningful conversations </text:span></text:p><text:p text:style-name="P13"><text:span text:style-name="T7">and make new friends along the way!</text:span></text:p><text:p text:style-name="P13"><text:span text:style-name="T7"/></text:p><text:p text:style-name="P13"><text:span text:style-name="T7">Looking forward to connecting with you all!</text:span></text:p><text:p text:style-name="P13"><text:span text:style-name="T7"/></text:p><text:p text:style-name="P1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ny Fabrico.</text:span></text:p></draw:text-box></draw:frame><draw:frame text:anchor-type="paragraph" draw:z-index="7" draw:name="Text Frame 8" draw:style-name="gr1" draw:text-style-name="P12" svg:width="5.8858in" svg:height="0.4886in" svg:x="0.0626in" svg:y="0.3154in"><draw:text-box><text:p text:style-name="P11"><text:span text:style-name="T6">👋 </text:span><text:span text:style-name="T6">Hello Everyone!</text:span>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26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3-12T20:39:54.277000000</dc:date>
    <meta:editing-duration>PT17H54M3S</meta:editing-duration>
    <meta:editing-cycles>169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10" meta:word-count="103" meta:character-count="621" meta:non-whitespace-character-count="523"/>
  </office:meta>
</office:document-meta>
</file>